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83e5" officeooo:paragraph-rsid="001a83e5"/>
    </style:style>
    <style:style style:name="P2" style:family="paragraph" style:parent-style-name="Standard">
      <style:text-properties officeooo:rsid="001b8d26" officeooo:paragraph-rsid="001dd5a7"/>
    </style:style>
    <style:style style:name="P3" style:family="paragraph" style:parent-style-name="Standard">
      <style:text-properties officeooo:rsid="00277926" officeooo:paragraph-rsid="002bff87"/>
    </style:style>
    <style:style style:name="P4" style:family="paragraph" style:parent-style-name="Standard">
      <style:text-properties officeooo:paragraph-rsid="002d07ba"/>
    </style:style>
    <style:style style:name="P5" style:family="paragraph" style:parent-style-name="Standard">
      <style:text-properties style:font-name="Liberation Serif1" fo:font-size="12pt" officeooo:paragraph-rsid="0037c35a" style:font-size-asian="12pt" style:font-size-complex="12pt"/>
    </style:style>
    <style:style style:name="P6" style:family="paragraph" style:parent-style-name="Standard">
      <style:text-properties style:font-name="Liberation Serif1" fo:font-size="12pt" officeooo:rsid="00709401" officeooo:paragraph-rsid="00709401" style:font-size-asian="12pt" style:font-size-complex="12pt"/>
    </style:style>
    <style:style style:name="P7" style:family="paragraph" style:parent-style-name="Standard">
      <style:text-properties style:font-name="Liberation Serif1" fo:font-size="12pt" officeooo:rsid="007863a2" officeooo:paragraph-rsid="007863a2" style:font-size-asian="12pt" style:font-size-complex="12pt"/>
    </style:style>
    <style:style style:name="P8" style:family="paragraph" style:parent-style-name="Standard">
      <style:text-properties style:font-name="Liberation Serif1" fo:font-size="12pt" officeooo:rsid="007863a2" officeooo:paragraph-rsid="00c9078d" style:font-size-asian="12pt" style:font-size-complex="12pt"/>
    </style:style>
    <style:style style:name="P9" style:family="paragraph" style:parent-style-name="Standard">
      <style:text-properties style:font-name="Liberation Serif1" fo:font-size="12pt" officeooo:rsid="0088f9c7" officeooo:paragraph-rsid="0089e466" style:font-size-asian="12pt" style:font-size-complex="12pt"/>
    </style:style>
    <style:style style:name="P10" style:family="paragraph" style:parent-style-name="Standard">
      <style:text-properties style:font-name="Liberation Serif1" fo:font-size="12pt" officeooo:rsid="0088f9c7" officeooo:paragraph-rsid="008b7faa" style:font-size-asian="12pt" style:font-size-complex="12pt"/>
    </style:style>
    <style:style style:name="P11" style:family="paragraph" style:parent-style-name="Standard">
      <style:text-properties style:font-name="Liberation Serif1" fo:font-size="12pt" officeooo:rsid="0088f9c7" officeooo:paragraph-rsid="00e9c905" style:font-size-asian="12pt" style:font-size-complex="12pt"/>
    </style:style>
    <style:style style:name="P12" style:family="paragraph" style:parent-style-name="Standard">
      <style:text-properties style:font-name="Liberation Serif1" fo:font-size="12pt" officeooo:rsid="008da94f" officeooo:paragraph-rsid="008da94f" style:font-size-asian="12pt" style:font-size-complex="12pt"/>
    </style:style>
    <style:style style:name="P13" style:family="paragraph" style:parent-style-name="Standard">
      <style:text-properties style:font-name="Liberation Serif1" fo:font-size="12pt" officeooo:rsid="008da94f" officeooo:paragraph-rsid="00e6e563" style:font-size-asian="12pt" style:font-size-complex="12pt"/>
    </style:style>
    <style:style style:name="P14" style:family="paragraph" style:parent-style-name="Standard">
      <style:text-properties style:font-name="Liberation Serif1" fo:font-size="12pt" officeooo:rsid="008da94f" officeooo:paragraph-rsid="00e9c905" style:font-size-asian="12pt" style:font-size-complex="12pt"/>
    </style:style>
    <style:style style:name="P15" style:family="paragraph" style:parent-style-name="Standard">
      <style:text-properties style:font-name="Liberation Serif1" fo:font-size="12pt" officeooo:rsid="00a4f15e" officeooo:paragraph-rsid="00adb2d8" style:font-size-asian="12pt" style:font-size-complex="12pt"/>
    </style:style>
    <style:style style:name="P16" style:family="paragraph" style:parent-style-name="Standard">
      <style:text-properties style:font-name="Liberation Serif1" fo:font-size="12pt" officeooo:rsid="00e6e563" officeooo:paragraph-rsid="00e6e563" style:font-size-asian="12pt" style:font-size-complex="12pt"/>
    </style:style>
    <style:style style:name="P17" style:family="paragraph" style:parent-style-name="Standard">
      <style:text-properties style:font-name="Liberation Serif1" fo:font-size="12pt" officeooo:rsid="00e7a1fd" officeooo:paragraph-rsid="00e7a1fd" style:font-size-asian="12pt" style:font-size-complex="12pt"/>
    </style:style>
    <style:style style:name="P18" style:family="paragraph" style:parent-style-name="Standard">
      <style:text-properties officeooo:rsid="004948f5" officeooo:paragraph-rsid="004948f5"/>
    </style:style>
    <style:style style:name="P19" style:family="paragraph" style:parent-style-name="Standard">
      <style:text-properties officeooo:paragraph-rsid="00c9078d"/>
    </style:style>
    <style:style style:name="P20" style:family="paragraph" style:parent-style-name="Standard">
      <style:text-properties officeooo:rsid="00c9078d" officeooo:paragraph-rsid="00c9078d"/>
    </style:style>
    <style:style style:name="P21" style:family="paragraph" style:parent-style-name="Standard">
      <style:text-properties officeooo:paragraph-rsid="00cd00c7"/>
    </style:style>
    <style:style style:name="P22" style:family="paragraph" style:parent-style-name="Standard">
      <style:text-properties officeooo:rsid="00cd1a99" officeooo:paragraph-rsid="00cd1a99"/>
    </style:style>
    <style:style style:name="P23" style:family="paragraph" style:parent-style-name="Text_20_body">
      <style:text-properties style:font-name="Liberation Serif1" fo:font-size="12pt" style:font-size-asian="12pt" style:font-size-complex="12pt"/>
    </style:style>
    <style:style style:name="P24" style:family="paragraph" style:parent-style-name="Text_20_body">
      <style:text-properties style:font-name="Liberation Serif1" fo:font-size="12pt" officeooo:rsid="00a3b0e0" officeooo:paragraph-rsid="00a3b0e0" style:font-size-asian="12pt" style:font-size-complex="12pt"/>
    </style:style>
    <style:style style:name="P25" style:family="paragraph" style:parent-style-name="Text_20_body">
      <style:text-properties style:font-name="Liberation Serif1" fo:font-size="12pt" officeooo:rsid="00a4f15e" officeooo:paragraph-rsid="00a4f15e" style:font-size-asian="12pt" style:font-size-complex="12pt"/>
    </style:style>
    <style:style style:name="P26" style:family="paragraph" style:parent-style-name="Text_20_body">
      <style:text-properties style:font-name="Liberation Serif1" fo:font-size="12pt" officeooo:rsid="00a4f15e" officeooo:paragraph-rsid="00ac91f8" style:font-size-asian="12pt" style:font-size-complex="12pt"/>
    </style:style>
    <style:style style:name="P27" style:family="paragraph" style:parent-style-name="Text_20_body">
      <style:text-properties style:font-name="Liberation Serif1" fo:font-size="12pt" fo:font-weight="bold" officeooo:rsid="00a4f15e" officeooo:paragraph-rsid="00a4f15e" style:font-size-asian="12pt" style:font-weight-asian="bold" style:font-size-complex="12pt" style:font-weight-complex="bold"/>
    </style:style>
    <style:style style:name="P28" style:family="paragraph" style:parent-style-name="Text_20_body">
      <style:text-properties style:font-name="Liberation Serif1" fo:font-size="12pt" fo:font-weight="bold" officeooo:rsid="00b48298" officeooo:paragraph-rsid="00b48298" style:font-size-asian="12pt" style:font-weight-asian="bold" style:font-size-complex="12pt" style:font-weight-complex="bold"/>
    </style:style>
    <style:style style:name="P29" style:family="paragraph" style:parent-style-name="Text_20_body">
      <style:text-properties style:font-name="Liberation Serif1" fo:font-size="12pt" fo:font-weight="bold" officeooo:rsid="00b84b67" officeooo:paragraph-rsid="00b84b67" style:font-size-asian="12pt" style:font-weight-asian="bold" style:font-size-complex="12pt" style:font-weight-complex="bold"/>
    </style:style>
    <style:style style:name="P30" style:family="paragraph" style:parent-style-name="Text_20_body">
      <style:text-properties style:font-name="Liberation Serif1" fo:font-size="12pt" fo:font-weight="bold" officeooo:rsid="00bf9f6f" officeooo:paragraph-rsid="00bf9f6f" style:font-size-asian="12pt" style:font-weight-asian="bold" style:font-size-complex="12pt" style:font-weight-complex="bold"/>
    </style:style>
    <style:style style:name="P31" style:family="paragraph" style:parent-style-name="Text_20_body">
      <style:text-properties style:font-name="Liberation Serif1" fo:font-size="12pt" fo:font-weight="bold" officeooo:rsid="00f39ea5" officeooo:paragraph-rsid="00f39ea5" style:font-size-asian="12pt" style:font-weight-asian="bold" style:font-size-complex="12pt" style:font-weight-complex="bold"/>
    </style:style>
    <style:style style:name="T1" style:family="text">
      <style:text-properties officeooo:rsid="001c278c"/>
    </style:style>
    <style:style style:name="T2" style:family="text">
      <style:text-properties officeooo:rsid="002ab257"/>
    </style:style>
    <style:style style:name="T3" style:family="text">
      <style:text-properties officeooo:rsid="002d07ba"/>
    </style:style>
    <style:style style:name="T4" style:family="text">
      <style:text-properties officeooo:rsid="00277926"/>
    </style:style>
    <style:style style:name="T5" style:family="text">
      <style:text-properties fo:font-style="italic" style:font-style-asian="italic" style:font-style-complex="italic"/>
    </style:style>
    <style:style style:name="T6" style:family="text">
      <style:text-properties fo:font-style="italic" officeooo:rsid="002d07ba" style:font-style-asian="italic" style:font-style-complex="italic"/>
    </style:style>
    <style:style style:name="T7" style:family="text">
      <style:text-properties fo:font-style="italic" officeooo:rsid="00caaeb0" style:font-style-asian="italic" style:font-style-complex="italic"/>
    </style:style>
    <style:style style:name="T8" style:family="text">
      <style:text-properties fo:font-style="italic" officeooo:rsid="00cbe9b7" style:font-style-asian="italic" style:font-style-complex="italic"/>
    </style:style>
    <style:style style:name="T9" style:family="text">
      <style:text-properties fo:font-style="italic" officeooo:rsid="00cd00c7" style:font-style-asian="italic" style:font-style-complex="italic"/>
    </style:style>
    <style:style style:name="T10" style:family="text">
      <style:text-properties fo:font-style="italic" officeooo:rsid="00cdd903" style:font-style-asian="italic" style:font-style-complex="italic"/>
    </style:style>
    <style:style style:name="T11" style:family="text">
      <style:text-properties fo:font-style="italic" officeooo:rsid="00cf6ae4" style:font-style-asian="italic" style:font-style-complex="italic"/>
    </style:style>
    <style:style style:name="T12" style:family="text">
      <style:text-properties fo:font-style="italic" officeooo:rsid="00dbd582" style:font-style-asian="italic" style:font-style-complex="italic"/>
    </style:style>
    <style:style style:name="T13" style:family="text">
      <style:text-properties fo:font-style="italic" officeooo:rsid="008fffeb" style:font-style-asian="italic" style:font-style-complex="italic"/>
    </style:style>
    <style:style style:name="T14" style:family="text">
      <style:text-properties officeooo:rsid="0037c35a"/>
    </style:style>
    <style:style style:name="T15" style:family="text">
      <style:text-properties officeooo:rsid="003a59fd"/>
    </style:style>
    <style:style style:name="T16" style:family="text">
      <style:text-properties officeooo:rsid="003c015c"/>
    </style:style>
    <style:style style:name="T17" style:family="text">
      <style:text-properties officeooo:rsid="003e5e71"/>
    </style:style>
    <style:style style:name="T18" style:family="text">
      <style:text-properties officeooo:rsid="005534ff"/>
    </style:style>
    <style:style style:name="T19" style:family="text">
      <style:text-properties style:font-name="Liberation Serif1" fo:font-size="12pt" style:font-size-asian="12pt" style:font-size-complex="12pt"/>
    </style:style>
    <style:style style:name="T20" style:family="text">
      <style:text-properties style:font-name="Liberation Serif1" fo:font-size="12pt" officeooo:rsid="00948241" style:font-size-asian="12pt" style:font-size-complex="12pt"/>
    </style:style>
    <style:style style:name="T21" style:family="text">
      <style:text-properties style:font-name="Liberation Serif1" fo:font-size="12pt" officeooo:rsid="0097e166" style:font-size-asian="12pt" style:font-size-complex="12pt"/>
    </style:style>
    <style:style style:name="T22" style:family="text">
      <style:text-properties style:font-name="Liberation Serif1" fo:font-size="12pt" officeooo:rsid="009739f0" style:font-size-asian="12pt" style:font-size-complex="12pt"/>
    </style:style>
    <style:style style:name="T23" style:family="text">
      <style:text-properties style:font-name="Liberation Serif1" fo:font-size="12pt" officeooo:rsid="0098c59a" style:font-size-asian="12pt" style:font-size-complex="12pt"/>
    </style:style>
    <style:style style:name="T24" style:family="text">
      <style:text-properties style:font-name="Liberation Serif1" fo:font-size="12pt" officeooo:rsid="0099d42b" style:font-size-asian="12pt" style:font-size-complex="12pt"/>
    </style:style>
    <style:style style:name="T25" style:family="text">
      <style:text-properties style:font-name="Liberation Serif1" fo:font-size="12pt" officeooo:rsid="009a994f" style:font-size-asian="12pt" style:font-size-complex="12pt"/>
    </style:style>
    <style:style style:name="T26" style:family="text">
      <style:text-properties style:font-name="Liberation Serif1" fo:font-size="12pt" officeooo:rsid="009ca5a0" style:font-size-asian="12pt" style:font-size-complex="12pt"/>
    </style:style>
    <style:style style:name="T27" style:family="text">
      <style:text-properties officeooo:rsid="00723927"/>
    </style:style>
    <style:style style:name="T28" style:family="text">
      <style:text-properties officeooo:rsid="007863a2"/>
    </style:style>
    <style:style style:name="T29" style:family="text">
      <style:text-properties officeooo:rsid="007a5079"/>
    </style:style>
    <style:style style:name="T30" style:family="text">
      <style:text-properties officeooo:rsid="0089e466"/>
    </style:style>
    <style:style style:name="T31" style:family="text">
      <style:text-properties officeooo:rsid="008fffeb"/>
    </style:style>
    <style:style style:name="T32" style:family="text">
      <style:text-properties officeooo:rsid="009f7453"/>
    </style:style>
    <style:style style:name="T33" style:family="text">
      <style:text-properties officeooo:rsid="00a00848"/>
    </style:style>
    <style:style style:name="T34" style:family="text">
      <style:text-properties officeooo:rsid="00a148c8"/>
    </style:style>
    <style:style style:name="T35" style:family="text">
      <style:text-properties officeooo:rsid="00a32a96"/>
    </style:style>
    <style:style style:name="T36" style:family="text">
      <style:text-properties officeooo:rsid="00a8a6e7"/>
    </style:style>
    <style:style style:name="T37" style:family="text">
      <style:text-properties officeooo:rsid="00aad2d9"/>
    </style:style>
    <style:style style:name="T38" style:family="text">
      <style:text-properties fo:font-weight="bold" style:font-weight-asian="bold" style:font-weight-complex="bold"/>
    </style:style>
    <style:style style:name="T39" style:family="text">
      <style:text-properties officeooo:rsid="00b21f1d"/>
    </style:style>
    <style:style style:name="T40" style:family="text">
      <style:text-properties fo:font-weight="normal" style:font-weight-asian="normal" style:font-weight-complex="normal"/>
    </style:style>
    <style:style style:name="T41" style:family="text">
      <style:text-properties fo:font-weight="normal" officeooo:rsid="00b7ded8" style:font-weight-asian="normal" style:font-weight-complex="normal"/>
    </style:style>
    <style:style style:name="T42" style:family="text">
      <style:text-properties fo:font-weight="normal" officeooo:rsid="00ba301d" style:font-weight-asian="normal" style:font-weight-complex="normal"/>
    </style:style>
    <style:style style:name="T43" style:family="text">
      <style:text-properties fo:font-weight="normal" officeooo:rsid="00bb5949" style:font-weight-asian="normal" style:font-weight-complex="normal"/>
    </style:style>
    <style:style style:name="T44" style:family="text">
      <style:text-properties fo:font-weight="normal" officeooo:rsid="00bc1787" style:font-weight-asian="normal" style:font-weight-complex="normal"/>
    </style:style>
    <style:style style:name="T45" style:family="text">
      <style:text-properties fo:font-weight="normal" officeooo:rsid="00bc7e9f" style:font-weight-asian="normal" style:font-weight-complex="normal"/>
    </style:style>
    <style:style style:name="T46" style:family="text">
      <style:text-properties fo:font-weight="normal" officeooo:rsid="00bd6dcc" style:font-weight-asian="normal" style:font-weight-complex="normal"/>
    </style:style>
    <style:style style:name="T47" style:family="text">
      <style:text-properties fo:font-weight="normal" officeooo:rsid="00be10cc" style:font-weight-asian="normal" style:font-weight-complex="normal"/>
    </style:style>
    <style:style style:name="T48" style:family="text">
      <style:text-properties fo:font-weight="normal" officeooo:rsid="00c1ea65" style:font-weight-asian="normal" style:font-weight-complex="normal"/>
    </style:style>
    <style:style style:name="T49" style:family="text">
      <style:text-properties fo:font-weight="normal" officeooo:rsid="00c36673" style:font-weight-asian="normal" style:font-weight-complex="normal"/>
    </style:style>
    <style:style style:name="T50" style:family="text">
      <style:text-properties fo:font-weight="normal" officeooo:rsid="00c4f717" style:font-weight-asian="normal" style:font-weight-complex="normal"/>
    </style:style>
    <style:style style:name="T51" style:family="text">
      <style:text-properties fo:font-weight="normal" officeooo:rsid="00f4f8a1" style:font-weight-asian="normal" style:font-weight-complex="normal"/>
    </style:style>
    <style:style style:name="T52" style:family="text">
      <style:text-properties fo:font-weight="normal" officeooo:rsid="00f5fa13" style:font-weight-asian="normal" style:font-weight-complex="normal"/>
    </style:style>
    <style:style style:name="T53" style:family="text">
      <style:text-properties fo:font-weight="normal" officeooo:rsid="00f7d883" style:font-weight-asian="normal" style:font-weight-complex="normal"/>
    </style:style>
    <style:style style:name="T54" style:family="text">
      <style:text-properties fo:language="en" fo:country="US" fo:font-style="italic" style:font-style-asian="italic" style:font-style-complex="italic"/>
    </style:style>
    <style:style style:name="T55" style:family="text">
      <style:text-properties officeooo:rsid="00e6e563"/>
    </style:style>
    <style:style style:name="T56" style:family="text">
      <style:text-properties officeooo:rsid="00e7a1fd"/>
    </style:style>
    <style:style style:name="T57" style:family="text">
      <style:text-properties officeooo:rsid="00e85f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text:span text:style-name="T1">Progress Report</text:span></text:p>
      <text:p text:style-name="P1"/>
      <text:p text:style-name="P18">3. <text:span text:style-name="T1">Related Papers and Readings</text:span></text:p>
      <text:p text:style-name="P2"/>
      <text:p text:style-name="P3"><text:span text:style-name="T2">There are many approaches that exist to detect vehicles and their relative position from your vehicle. Some of them are discussed below. </text:span></text:p>
      <text:p text:style-name="P4"><text:span text:style-name="T3">One of the approaches is based on a stereo vision system. The input is the data from the vision system and from a positioning-based system having a differential global positioning system (DGPS) and an inertial measurement unit (IMU). </text:span></text:p>
      <text:p text:style-name="P5"><text:span text:style-name="T4">The most common approach to vehicle detection is</text:span> to use active acoustic-based <text:span text:style-name="T14">sensors. O</text:span>ptical sensors <text:span text:style-name="T15">are also used mainly because they are</text:span> cheap <text:span text:style-name="T28">and because there are</text:span> potential new applications such as lane <text:span text:style-name="T15">detection, </text:span>pedestrian detection, traffic sign recognition, etc. Initial<text:span text:style-name="T15">ly,</text:span> regions of interest (ROIs) are computed <text:span text:style-name="T15">and then</text:span> <text:span text:style-name="T15">l</text:span>ane markings are detected, th<text:span text:style-name="T16">us </text:span>reducing the vehicle search area. If no lane markings are detected, a basic ROI corresponding to a straight road is used instead. <text:span text:style-name="T17">Possible v</text:span>ehicle regions are selected using a combination of symmetries (vertical edges, horizontal edges, and gray level symmetries) and white hat and Canny features together with a non-maximum suppression procedure which removes overlapped candidates. <text:span text:style-name="T18">Also, a second camera was added to obtain a more detailed descrip</text:span>tion of the leading vehicle’s features. Stereo processing results in a dense disparity map which allows the 3D position, the <text:span text:style-name="T18">time-to-Collision</text:span>, the width, and the length of the vehicle to be estimated accurately. The camera pitch angle is estimated dynamically by means of the so-called virtual disparity map from which regions corresponding to the ground-plane can easily be removed.</text:p>
      <text:p text:style-name="P6">The project can basically be divided into two main parts. <text:span text:style-name="T27">Firstly, detecting vehicles in the relevant ROI and secondly, calculating the distance of the detected vehicle in the given frame.</text:span></text:p>
      <text:p text:style-name="P7">Calculating the distance can be done in various ways. We can use the concept of ‘Triangular Similarity’ or ‘Stereo Vision’ or ‘Optical flow’ in images. <text:span text:style-name="T29">Stereo vision uses two cameras placed next to each other to get a 3D view (similar to how humans are able to view in 3 dimensions). Triangular Similarity uses the concept of using the value of the focal length of the camera, pixel width of the object in the image and the known distance of the object in reality and then using these values to calculate the distance of the object in images. Optical flow uses the concept of calculating the distance travelled by the same object in various frames of a given video. This can be helpful to deduce the fact that whether the object is approaching or not, towards the leading vehicle. </text:span></text:p>
      <text:p text:style-name="P19"><text:span text:style-name="T6"/></text:p>
      <text:p text:style-name="P20"><text:span text:style-name="T6">S</text:span><text:span text:style-name="T5">ome of the papers read </text:span><text:span text:style-name="T8">and refer</text:span><text:span text:style-name="T11">r</text:span><text:span text:style-name="T8">ed</text:span><text:span text:style-name="T5">:</text:span></text:p>
      <text:p text:style-name="P19"><text:span text:style-name="T12">[</text:span><text:span text:style-name="T7">1</text:span><text:span text:style-name="T12">]</text:span><text:span text:style-name="T7"> </text:span><text:span text:style-name="T6">I</text:span><text:span text:style-name="T5">ntelligent automatic overtaking system using vision for vehicle detection</text:span></text:p>
      <text:p text:style-name="P21"><text:span text:style-name="T12">[</text:span><text:span text:style-name="T9">2</text:span><text:span text:style-name="T12">]</text:span><text:span text:style-name="T9"> </text:span><text:span text:style-name="T54">Object Detection and Measurement Using Stereo Images</text:span></text:p>
      <text:p text:style-name="P22"><text:span text:style-name="T12">[</text:span><text:span text:style-name="T5">3</text:span><text:span text:style-name="T12">]</text:span><text:span text:style-name="T5"> </text:span><text:span text:style-name="T10">Object Distance Measurement using Stereo image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oft-page-break/>4. <text:span text:style-name="T30">Dataset: The dataset we are presently using (Stanford car dataset) has positive (images with cars) and negative (images without cars like background, road, tree, etc.) image sets.</text:span></text:p>
      <text:p text:style-name="P10"/>
      <text:p text:style-name="P9">Description of approach: </text:p>
      <text:p text:style-name="P14"/>
      <text:p text:style-name="P14"><text:span text:style-name="T55">In order to solve the problem of vehicle detection, we made use of Support Vector Machine classifier to differentiate between positive and negative images based on the extracted features from each image. Our approach to the problem is as follows:</text:span></text:p>
      <text:p text:style-name="P13"/>
      <text:p text:style-name="P16">Firstly, we collected a set of both positive – images which contain cars, as well as negative – images which do not contain cars.</text:p>
      <text:p text:style-name="P16">For each of the images in these sets, we extracted HOG (Histogram Of Gaussian) features and stored them in a .npy file along with the suitable class labels.</text:p>
      <text:p text:style-name="P16">This file was then used to train our Linear SVM c<text:span text:style-name="T56">la</text:span>ssifier. </text:p>
      <text:p text:style-name="P17">For each of the test images, we implemented a sliding window mechanism which traversed through the full image, window-wise, extracting the features of each window, feeding it to the SVM classifier and obtaining the corresponding class labels. If features similar to that of a car were detected in the window, that window was marked as a hot-window. The area of the image with the highest number of <text:span text:style-name="T57">hot-</text:span>window-intersection<text:span text:style-name="T57">s</text:span> <text:span text:style-name="T57">is</text:span> <text:span text:style-name="T57">determined and a rectangular bounding box is made around the same – resulting in a rectangular region within the image which is supposed to have the highest probability of having a vehicle in it. Thus, resulting in detection of vehicle within the given test image.</text:span> </text:p>
      <text:p text:style-name="P17"><text:s/></text:p>
      <text:p text:style-name="P12"><text:span text:style-name="T31">Now comes the part where we need to find the distance of the vehicle in the given frame image. Here, we proceeded with the concept of</text:span><text:span text:style-name="T13"> Triangular Similarity.</text:span></text:p>
      <text:p text:style-name="Text_20_body"><text:span text:style-name="T19">Let’s say we have a </text:span><text:span text:style-name="T20">vehicle (bounded box)</text:span><text:span text:style-name="T19"> with a known width </text:span><text:span text:style-name="Emphasis"><text:span text:style-name="T19">W </text:span></text:span><text:span text:style-name="Emphasis"><text:span text:style-name="T20">(average width of LMV- Light Motor Vehicles, is assumed)</text:span></text:span><text:span text:style-name="T19">. </text:span><text:span text:style-name="T21">T</text:span><text:span text:style-name="T19">he </text:span><text:span text:style-name="T22">vehicle is at</text:span><text:span text:style-name="T19"> some distance </text:span><text:span text:style-name="Emphasis"><text:span text:style-name="T19">D</text:span></text:span><text:span text:style-name="T19"> from our camera. </text:span><text:span text:style-name="T23">A</text:span><text:span text:style-name="T19"> picture of </text:span><text:span text:style-name="T23">the vehicle behind</text:span><text:span text:style-name="T19"> </text:span><text:span text:style-name="T23">is taken </text:span><text:span text:style-name="T19">using our </text:span><text:span text:style-name="T24">side-view </text:span><text:span text:style-name="T19">camera and then </text:span><text:span text:style-name="T25">we </text:span><text:span text:style-name="T19">measure the apparent width in pixels </text:span><text:span text:style-name="Emphasis"><text:span text:style-name="T19">P </text:span></text:span><text:span text:style-name="Emphasis"><text:span text:style-name="T26">(the width of the bounding box)</text:span></text:span><text:span text:style-name="T19">. This allows us to derive the perceived focal length </text:span><text:span text:style-name="Emphasis"><text:span text:style-name="T19">F</text:span></text:span><text:span text:style-name="T19"> of our camera:</text:span></text:p>
      <text:p text:style-name="Text_20_body"><text:span text:style-name="Emphasis"><text:span text:style-name="T19">F = (P x D) / W</text:span></text:span></text:p>
      <text:p text:style-name="P23">As <text:span text:style-name="T32">the</text:span> <text:span text:style-name="T32">overtaking vehicle </text:span>continue<text:span text:style-name="T32">s</text:span> to move closer <text:span text:style-name="T32">or</text:span> farther away from the <text:span text:style-name="T33">camera</text:span>, <text:span text:style-name="T34">we</text:span> can apply the triangle similarity to determine the distance of the <text:span text:style-name="T35">vehicle</text:span> to the camera:</text:p>
      <text:p text:style-name="Text_20_body"><text:span text:style-name="Emphasis"><text:span text:style-name="T19">D’ = (W x F) / P</text:span></text:span></text:p>
      <text:p text:style-name="P24">We can plug the new apparent width (in pixels) in the above formula and determine the real distance <text:s/>of the overtaking vehicle from the leading vehicle.</text:p>
      <text:p text:style-name="P25"><text:span text:style-name="T39">Code Snippet</text:span>:</text:p>
      <text:p text:style-name="P15"><text:span text:style-name="T37"># x1,y1,x2,y2 are the co-ordinates of the top-left and bottom right corners of the bounding box</text:span></text:p>
      <text:p text:style-name="P26"><text:span text:style-name="T38">def distance(x1, y1, x2, y2, F):</text:span> <text:s/></text:p>
      <text:p text:style-name="P25"><text:tab/><text:span text:style-name="T38">W = 1.0 </text:span><text:s/># KNOWN_WIDTH <text:span text:style-name="T36">(1.0 meter)</text:span></text:p>
      <text:p text:style-name="P25"><text:tab/><text:span text:style-name="T38">P = abs(x2 - x1)</text:span></text:p>
      <text:p text:style-name="P27"><text:tab/>D = ( F * W ) / P</text:p>
      <text:p text:style-name="P27"><text:tab/>return D</text:p>
      <text:p text:style-name="P27"><text:soft-page-break/></text:p>
      <text:p text:style-name="P28"><text:span text:style-name="T40">5. </text:span><text:span text:style-name="T41">Future Work</text:span></text:p>
      <text:p text:style-name="P29"><text:span text:style-name="T41">W</text:span><text:span text:style-name="T40">e are planning to collect better data, that is, more specific to our problem statemen</text:span><text:span text:style-name="T42">t. </text:span><text:span text:style-name="T43">The dataset which will be more specific to overtake detection will be </text:span><text:span text:style-name="T44">only frontal vehicle images. Also, these images should be from a side-view mirror’s angle. </text:span><text:span text:style-name="T45">This can be achieved by taking a real time video of a road </text:span><text:span text:style-name="T46">with some traffic </text:span><text:span text:style-name="T47">from a camera kept at a stable position and angle. </text:span></text:p>
      <text:p text:style-name="P31"><text:span text:style-name="T47">A</text:span><text:span text:style-name="T40">lso, we have to figure out a better algorithm for car detection so that we can detect cars in real time. As of now, it takes </text:span><text:span text:style-name="T51">a </text:span><text:span text:style-name="T40">few seconds to detect a car in each frame of a video </text:span><text:span text:style-name="T53">which needs to be reduced to at most 1 second</text:span><text:span text:style-name="T40">.</text:span></text:p>
      <text:p text:style-name="P30"><text:span text:style-name="T47">W</text:span><text:span text:style-name="T40">e are also planning to use stereo vision technology to calculate the distance of the vehicle from the leading vehicle. It should give better results. </text:span><text:span text:style-name="T48">For this we will have to fix two cameras on each side of the car at some distance from each other </text:span><text:span text:style-name="T49">and use the left and right image to find the accurate distance of the over</text:span><text:span text:style-name="T50">ta</text:span><text:span text:style-name="T49">king vehic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9:42:35.334527058</meta:creation-date>
    <dc:date>2017-04-18T23:06:53.955696024</dc:date>
    <meta:editing-duration>PT3H42S</meta:editing-duration>
    <meta:editing-cycles>170</meta:editing-cycles>
    <meta:generator>LibreOffice/5.2.4.2$Linux_X86_64 LibreOffice_project/3d5603e1122f0f102b62521720ab13a38a4e0eb0</meta:generator>
    <meta:document-statistic meta:table-count="0" meta:image-count="0" meta:object-count="0" meta:page-count="3" meta:paragraph-count="36" meta:word-count="1093" meta:character-count="6390" meta:non-whitespace-character-count="5313"/>
  </office:meta>
</office:document-meta>
</file>